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1" fo:font-size="12pt" style:font-size-asian="12pt" style:font-size-complex="12pt"/>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1" fo:font-size="24pt" fo:font-weight="bold" officeooo:paragraph-rsid="0013cf67" style:font-size-asian="24pt" style:font-weight-asian="bold" style:font-size-complex="24pt" style:font-weight-complex="bold"/>
    </style:style>
    <style:style style:name="P8" style:family="paragraph" style:parent-style-name="Standard">
      <style:text-properties officeooo:paragraph-rsid="00295011"/>
    </style:style>
    <style:style style:name="P9" style:family="paragraph" style:parent-style-name="Text_20_body">
      <style:text-properties fo:color="#336633" fo:font-size="14pt" style:font-size-asian="14pt" style:font-size-complex="14pt"/>
    </style:style>
    <style:style style:name="P10" style:family="paragraph" style:parent-style-name="Text_20_body">
      <style:paragraph-properties fo:text-align="justify" style:justify-single-word="false"/>
      <style:text-properties officeooo:paragraph-rsid="00241277"/>
    </style:style>
    <style:style style:name="P11" style:family="paragraph" style:parent-style-name="Text_20_body">
      <style:paragraph-properties fo:text-align="justify" style:justify-single-word="false"/>
      <style:text-properties officeooo:paragraph-rsid="00295011"/>
    </style:style>
    <style:style style:name="P12" style:family="paragraph" style:parent-style-name="Text_20_body">
      <style:paragraph-properties fo:text-align="justify" style:justify-single-word="false"/>
      <style:text-properties officeooo:paragraph-rsid="002a1409"/>
    </style:style>
    <style:style style:name="P13" style:family="paragraph" style:parent-style-name="Text_20_body">
      <style:paragraph-properties fo:text-align="justify" style:justify-single-word="false"/>
      <style:text-properties officeooo:rsid="002638df" officeooo:paragraph-rsid="002638df"/>
    </style:style>
    <style:style style:name="P14" style:family="paragraph" style:parent-style-name="Text_20_body">
      <style:paragraph-properties fo:text-align="justify" style:justify-single-word="false"/>
      <style:text-properties officeooo:rsid="002638df" officeooo:paragraph-rsid="00295011"/>
    </style:style>
    <style:style style:name="P15" style:family="paragraph" style:parent-style-name="Text_20_body">
      <style:paragraph-properties fo:margin-left="0cm" fo:margin-right="0cm" fo:text-indent="0cm" style:auto-text-indent="false"/>
    </style:style>
    <style:style style:name="P16"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7"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18"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13cf67" officeooo:paragraph-rsid="0013cf67" style:text-blinking="false" fo:background-color="transparent" style:font-size-asian="12pt" style:font-size-complex="12pt"/>
    </style:style>
    <style:style style:name="P19"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20"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1" style:family="paragraph" style:parent-style-name="Contents_20_1">
      <style:paragraph-properties>
        <style:tab-stops>
          <style:tab-stop style:position="17.201cm" style:type="right" style:leader-style="dotted" style:leader-text="."/>
        </style:tab-stops>
      </style:paragraph-properties>
    </style:style>
    <style:style style:name="P22" style:family="paragraph" style:parent-style-name="Notas_20_Informativas">
      <style:text-properties officeooo:paragraph-rsid="002a1409"/>
    </style:style>
    <style:style style:name="P23" style:family="paragraph" style:parent-style-name="Standard" style:master-page-name="First_20_Page">
      <style:paragraph-properties style:page-number="auto"/>
    </style:style>
    <style:style style:name="P24" style:family="paragraph" style:parent-style-name="Heading_20_1">
      <style:text-properties officeooo:rsid="0014c507" officeooo:paragraph-rsid="0014c507"/>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officeooo:rsid="0014c507"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weight="bold" officeooo:rsid="00290140" style:font-weight-asian="bold" style:font-weight-complex="bold"/>
    </style:style>
    <style:style style:name="T7" style:family="text">
      <style:text-properties fo:font-weight="bold" officeooo:rsid="00241277" style:font-weight-asian="bold" style:font-weight-complex="bold"/>
    </style:style>
    <style:style style:name="T8"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style:font-name="Calibri1" fo:font-size="12pt" style:font-size-asian="12pt" style:font-size-complex="12pt"/>
    </style:style>
    <style:style style:name="T11" style:family="text">
      <style:text-properties style:font-name="Calibri1" fo:font-size="12pt" officeooo:rsid="0013cf67" style:font-size-asian="12pt" style:font-size-complex="12pt"/>
    </style:style>
    <style:style style:name="T12" style:family="text">
      <style:text-properties fo:text-transform="uppercase" fo:color="#336633" style:font-name="Calibri1" fo:font-size="24pt" fo:font-weight="bold" style:font-size-asian="24pt" style:font-weight-asian="bold" style:font-size-complex="24pt" style:font-weight-complex="bold"/>
    </style:style>
    <style:style style:name="T13" style:family="text">
      <style:text-properties fo:text-transform="uppercase" fo:color="#336633" style:font-name="Calibri1" fo:font-size="24pt" fo:font-weight="bold" officeooo:rsid="001f3da8" style:font-size-asian="24pt" style:font-weight-asian="bold" style:font-size-complex="24pt" style:font-weight-complex="bold"/>
    </style:style>
    <style:style style:name="T14" style:family="text">
      <style:text-properties fo:text-transform="uppercase" fo:color="#336633" style:font-name="Calibri1" fo:font-size="24pt" fo:font-weight="bold" officeooo:rsid="00295011" style:font-size-asian="24pt" style:font-weight-asian="bold" style:font-size-complex="24pt" style:font-weight-complex="bold"/>
    </style:style>
    <style:style style:name="T15" style:family="text">
      <style:text-properties fo:text-transform="uppercase" fo:color="#336633" style:font-name="Calibri1" fo:font-size="24pt" fo:font-weight="bold" officeooo:rsid="002b40ce" style:font-size-asian="24pt" style:font-weight-asian="bold" style:font-size-complex="24pt" style:font-weight-complex="bold"/>
    </style:style>
    <style:style style:name="T16" style:family="text">
      <style:text-properties officeooo:rsid="0022f7fb"/>
    </style:style>
    <style:style style:name="T17" style:family="text">
      <style:text-properties fo:language="es" fo:country="ES" officeooo:rsid="00239c90"/>
    </style:style>
    <style:style style:name="T18" style:family="text">
      <style:text-properties fo:language="es" fo:country="ES" officeooo:rsid="002638df"/>
    </style:style>
    <style:style style:name="T19" style:family="text">
      <style:text-properties fo:language="es" fo:country="ES" officeooo:rsid="0028625c"/>
    </style:style>
    <style:style style:name="T20" style:family="text">
      <style:text-properties fo:language="es" fo:country="ES" officeooo:rsid="00295011"/>
    </style:style>
    <style:style style:name="T21" style:family="text">
      <style:text-properties officeooo:rsid="002638df"/>
    </style:style>
    <style:style style:name="T22" style:family="text">
      <style:text-properties style:text-underline-style="solid" style:text-underline-width="auto" style:text-underline-color="font-color" fo:font-weight="bold" officeooo:rsid="002638df" style:font-weight-asian="bold" style:font-weight-complex="bold"/>
    </style:style>
    <style:style style:name="T23" style:family="text">
      <style:text-properties officeooo:rsid="00295011"/>
    </style:style>
    <style:style style:name="T24" style:family="text">
      <style:text-properties officeooo:rsid="0014c507"/>
    </style:style>
    <style:style style:name="T25" style:family="text">
      <style:text-properties officeooo:rsid="002b40ce"/>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torno cliente" text:name="Modulo"/>
        <text:user-field-decl office:value-type="string" office:string-value="5" text:name="NumeroTema"/>
        <text:user-field-decl office:value-type="string" office:string-value="DOM" text:name="Tema"/>
      </text:user-field-decls>
      <draw:frame draw:style-name="fr1" draw:name="Marco1" text:anchor-type="page" text:anchor-page-number="1" svg:x="1.984cm" svg:y="15.958cm" svg:width="17.009cm" draw:z-index="1">
        <draw:text-box fo:min-height="2.224cm">
          <text:p text:style-name="P5"/>
          <text:p text:style-name="P5"><text:user-field-get text:name="Modulo">Desarrollo Web entorno cliente</text:user-field-get></text:p>
          <text:p text:style-name="P5">CFGS DAW</text:p>
        </draw:text-box>
      </draw:frame>
      <text:p text:style-name="P23"/>
      <text:p text:style-name="Standard"/>
      <text:p text:style-name="Standard"/>
      <text:p text:style-name="Standard"><draw:frame draw:style-name="fr3"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P7"/>
      <text:p text:style-name="P8"><text:span text:style-name="T15">UD</text:span><text:span text:style-name="T12"> </text:span><text:span text:style-name="T15">0</text:span><text:span text:style-name="T14">5</text:span><text:span text:style-name="T12"> – </text:span><text:span text:style-name="T13">ACTIVIDAD 1 </text:span></text:p>
      <text:p text:style-name="P8"><text:span text:style-name="T13">(No evaluable)</text:span><text:span text:style-name="T12">. </text:span><text:span text:style-name="T12"><text:user-field-get text:name="Tema">DOM</text:user-field-get></text:span></text:p>
      <text:p text:style-name="P4"/>
      <text:p text:style-name="Standard"/>
      <text:p text:style-name="Standard"/>
      <text:p text:style-name="Standard"/>
      <text:p text:style-name="P7"/>
      <text:p text:style-name="Standard"/>
      <text:p text:style-name="Standard"/>
      <text:p text:style-name="Standard"/>
      <text:p text:style-name="Standard"/>
      <text:p text:style-name="P18">Sergio García Barea</text:p>
      <text:p text:style-name="P17"><text:span text:style-name="T8"><text:s/></text:span><text:a xlink:type="simple" xlink:href="mailto:mail@ceedcv.e" text:style-name="Internet_20_link" text:visited-style-name="Visited_20_Internet_20_Link"><text:span text:style-name="T11">sergio.garcia</text:span></text:a><text:a xlink:type="simple" xlink:href="mailto:mail@ceedcv.e" text:style-name="Internet_20_link" text:visited-style-name="Visited_20_Internet_20_Link"><text:span text:style-name="T10">@ceedcv.e</text:span></text:a><text:span text:style-name="T9">s</text:span></text:p>
      <text:p text:style-name="P20">201<text:span text:style-name="T25">9</text:span>/20<text:span text:style-name="T25">20</text:span></text:p>
      <text:p text:style-name="P19"><text:tab/><text:tab/><text:tab/><text:tab/><text:tab/><text:tab/><text:tab/><text:tab/><text:tab/><text:tab/>Versión:<text:date style:data-style-name="N104" text:date-value="2019-10-07T17:21:53.876834395">191007</text:date>.<text:time style:data-style-name="N105" text:time-value="2019-10-07T17:21:53.876977725">1721</text:time></text:p>
      <text:p text:style-name="P3"/>
      <text:p text:style-name="Standard"/>
      <text:p text:style-name="Standard"/>
      <text:p text:style-name="P9"><text:soft-page-break/>Licencia</text:p>
      <text:p text:style-name="Standard"/>
      <text:p text:style-name="P16"><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9">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15"/>
      <text:p text:style-name="Notas_20_Informativas"><text:span text:style-name="T3"> </text:span>Atención</text:p>
      <text:p text:style-name="P15"/>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1">1.Boletín de ejercicios<text:tab/>3</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ulo">UD0<text:user-field-get text:name="NumeroTema">5</text:user-field-get>. <text:user-field-get text:name="Tema">DOM</text:user-field-get></text:p>
      <text:h text:style-name="P24" text:outline-level="1"><text:soft-page-break/>Boletín de ejercicios</text:h>
      <text:p text:style-name="P22"><text:span text:style-name="T4"> </text:span><text:span text:style-name="T24">Intenta hacer los programas por ti mismo, bien comentados y sin mirar código de otros. Te ayudará a aprender muchísimo :)</text:span></text:p>
      <text:p text:style-name="P12"><text:span text:style-name="T5">1)</text:span> <text:span text:style-name="T17">Haz un programa que </text:span><text:span text:style-name="T18">cuando se pulse un botón “Nuevo </text:span><text:span text:style-name="T20">número</text:span><text:span text:style-name="T18">”, añada un elemento con un número aleatorio a una lista </text:span><text:span text:style-name="T19">desordenada</text:span><text:span text:style-name="T18"> (elemento UL).</text:span></text:p>
      <text:p text:style-name="P11"><text:span text:style-name="T5">2)</text:span> <text:span text:style-name="T21">Realiza un programa que cree </text:span><text:span text:style-name="T22">dinámicamente</text:span><text:span text:style-name="T21"> una tabla de 100x100. Cada elemento de la tabla tendrá un número único, que empezará en 1 y se irá incrementando de 1 en 1.</text:span></text:p>
      <text:p text:style-name="P14">Esta página además tendrá un botón que será “Calcular numero casi primos”. Este botón hará que todas las celdas de la tabla que tengan números “Casi primos” se pongan con un fondo amarillo.</text:p>
      <text:p text:style-name="P13"><text:span text:style-name="T5">Numero casi primo</text:span>: es un número que solo es divisible por si mismo, la unidad y por un s<text:span text:style-name="T23">o</text:span>lo número que no sea ni la unidad ni si mismos.</text:p>
      <text:p text:style-name="P13"><text:span text:style-name="T6">E</text:span><text:span text:style-name="T5">jemplo</text:span>:</text:p>
      <text:p text:style-name="P13">2 no es un número casi primo, porque es divisible por 1 y por 2, pero no por otro número.</text:p>
      <text:p text:style-name="P13">4 es un número casi primo, porque es divisible por 1, por 4 y por 2.</text:p>
      <text:p text:style-name="P13">8 no es un número casi primo, porque es divisible por 1, por 8 y por 2, pero además también es divisible por 4.</text:p>
      <text:p text:style-name="P10"><text:span text:style-name="T5">3)</text:span> <text:span text:style-name="T16">Haz un programa que cree 100 elementos “checkbox” con números aleatorios. Además la página tendrá un botón “Marcar todos” y un botón “Desmarcar todos”.</text:span></text:p>
      <text:p text:style-name="P10"><text:span text:style-name="T7">4</text:span><text:span text:style-name="T5">)</text:span> <text:span text:style-name="T16">Haz un programa que tenga 3 elementos &lt;p&gt; y al hacer clic sobre ellos desaparezcan (se oculten) y al hacer doble clic los elimine. También deberá tener un botón “Reaparecer” que hará que aparezcan todos los elementos desaparecidos (pero no los eliminados).</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torno cliente" text:name="Modulo"/>
          <text:user-field-decl office:value-type="string" office:string-value="5" text:name="NumeroTema"/>
          <text:user-field-decl office:value-type="string" office:string-value="DOM" text:name="Tema"/>
        </text:user-field-decls>
        <text:p text:style-name="Header"><text:span text:style-name="MT1"><text:user-field-get text:name="Modulo">Desarrollo Web entorno cliente</text:user-field-get></text:span><text:span text:style-name="MT1"><text:s/><text:tab/><text:tab/>UD0</text:span><text:span text:style-name="MT1"><text:user-field-get text:name="NumeroTema">5</text:user-field-get></text:span><text:span text:style-name="MT1">. </text:span><text:span text:style-name="MT1"><text:user-field-get text:name="Tema">DOM</text:user-field-get></text:span></text:p>
      </style:header>
      <style:footer>
        <text:user-field-decls>
          <text:user-field-decl office:value-type="string" office:string-value="5" text:name="NumeroTema"/>
        </text:user-field-decls>
        <text:p text:style-name="Footer"><text:span text:style-name="MT1">CGFS. Desarrollo de </text:span>Aplicaciones<text:span text:style-name="MT1"> WEB<text:tab/><text:tab/></text:span><text:span text:style-name="MT1"><text:user-field-get text:name="NumeroTema">5</text:user-field-get></text:span><text:span text:style-name="MT1">.</text:span><text:span text:style-name="MT1"><text:page-number text:select-page="current">3</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9T09:38:56.374203071</meta:creation-date>
    <meta:editing-duration>PT1H8M40S</meta:editing-duration>
    <meta:editing-cycles>20</meta:editing-cycles>
    <meta:generator>LibreOffice/6.3.1.2$Linux_X86_64 LibreOffice_project/30$Build-2</meta:generator>
    <dc:title>Plantilla CEED</dc:title>
    <dc:date>2019-10-07T17:21:53.737684799</dc:date>
    <meta:document-statistic meta:table-count="0" meta:image-count="2" meta:object-count="0" meta:page-count="3" meta:paragraph-count="34" meta:word-count="387" meta:character-count="2246" meta:non-whitespace-character-count="1872"/>
    <meta:template xlink:type="simple" xlink:actuate="onRequest" xlink:title="Plantilla CEED" xlink:href="../../../../../../../../.config/libreoffice/4/user/template/Plantilla%20CEED.ott" meta:date="2016-09-29T09:38:56.073759322"/>
  </office:meta>
</office:document-meta>
</file>